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0">
      <text:list-level-style-bullet text:level="1" text:style-name="WW_CharLFO1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number text:level="1" text:style-name="WW_CharLFO14LVL1" style:num-prefix=" " style:num-suffix="." style:num-format="1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2" text:style-name="WW_CharLFO14LVL2" style:num-prefix=" " style:num-suffix=")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bullet text:level="3" text:style-name="WW_CharLFO14LVL3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tarSymbol"/>
      </text:list-level-style-bullet>
      <text:list-level-style-bullet text:level="4" text:style-name="WW_CharLFO14LVL4" text:bullet-char="•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StarSymbol"/>
      </text:list-level-style-bullet>
      <text:list-level-style-bullet text:level="5" text:style-name="WW_CharLFO14LVL5" text:bullet-char="•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tarSymbol"/>
      </text:list-level-style-bullet>
      <text:list-level-style-bullet text:level="6" text:style-name="WW_CharLFO14LVL6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tarSymbol"/>
      </text:list-level-style-bullet>
      <text:list-level-style-bullet text:level="7" text:style-name="WW_CharLFO14LVL7" text:bullet-char="•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tarSymbol"/>
      </text:list-level-style-bullet>
      <text:list-level-style-bullet text:level="8" text:style-name="WW_CharLFO14LVL8" text:bullet-char="•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tarSymbol"/>
      </text:list-level-style-bullet>
      <text:list-level-style-bullet text:level="9" text:style-name="WW_CharLFO14LVL9" text:bullet-char="•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tarSymbol"/>
      </text:list-level-style-bullet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2" style:parent-style-name="Textbody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3" style:parent-style-name="Textbody" style:family="paragraph">
      <style:text-properties fo:font-size="12pt" style:font-size-asian="12pt" style:font-size-complex="12pt"/>
    </style:style>
    <style:style style:name="P34" style:parent-style-name="Standard" style:list-style-name="LFO10" style:family="paragraph"/>
    <style:style style:name="P35" style:parent-style-name="Standard" style:list-style-name="LFO10" style:family="paragraph"/>
    <style:style style:name="P36" style:parent-style-name="Textbody" style:family="paragraph">
      <style:text-properties fo:font-size="12pt" style:font-size-asian="12pt" style:font-size-complex="12pt"/>
    </style:style>
    <style:style style:name="P37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38" style:parent-style-name="Textbody" style:family="paragraph">
      <style:paragraph-properties fo:text-align="justify"/>
    </style:style>
    <style:style style:name="T39" style:parent-style-name="Fonteparág.padrão" style:family="text">
      <style:text-properties fo:language="pt" fo:country="BR"/>
    </style:style>
    <style:style style:name="T40" style:parent-style-name="Fonteparág.padrão" style:family="text">
      <style:text-properties fo:language="pt" fo:country="BR"/>
    </style:style>
    <style:style style:name="P41" style:parent-style-name="Textbody" style:family="paragraph">
      <style:paragraph-properties fo:margin-left="1in">
        <style:tab-stops/>
      </style:paragraph-properties>
      <style:text-properties fo:font-size="12pt" style:font-size-asian="12pt" style:font-size-complex="12pt" fo:language="pt" fo:country="BR"/>
    </style:style>
    <style:style style:name="P42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43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44" style:parent-style-name="Textbody" style:family="paragraph">
      <style:paragraph-properties fo:margin-left="0in">
        <style:tab-stops/>
      </style:paragraph-properties>
    </style:style>
    <style:style style:name="T45" style:parent-style-name="Fonteparág.padrão" style:family="text">
      <style:text-properties fo:font-style="italic" style:font-style-asian="italic" fo:language="pt" fo:country="BR"/>
    </style:style>
    <style:style style:name="T46" style:parent-style-name="Fonteparág.padrão" style:family="text">
      <style:text-properties fo:font-style="italic" style:font-style-asian="italic" fo:language="pt" fo:country="BR"/>
    </style:style>
    <style:style style:name="T47" style:parent-style-name="Fonteparág.padrão" style:family="text">
      <style:text-properties fo:font-style="italic" style:font-style-asian="italic" fo:language="pt" fo:country="BR"/>
    </style:style>
    <style:style style:name="T48" style:parent-style-name="Fonteparág.padrão" style:family="text">
      <style:text-properties fo:language="pt" fo:country="BR"/>
    </style:style>
    <style:style style:name="T49" style:parent-style-name="Fonteparág.padrão" style:family="text">
      <style:text-properties fo:font-style="italic" style:font-style-asian="italic" fo:language="pt" fo:country="BR"/>
    </style:style>
    <style:style style:name="T50" style:parent-style-name="Fonteparág.padrão" style:family="text">
      <style:text-properties fo:language="pt" fo:country="BR"/>
    </style:style>
    <style:style style:name="P51" style:parent-style-name="Textbody" style:family="paragraph">
      <style:paragraph-properties fo:margin-left="0in">
        <style:tab-stops/>
      </style:paragraph-properties>
      <style:text-properties fo:font-size="12pt" style:font-size-asian="12pt" style:font-size-complex="12pt" fo:language="pt" fo:country="BR"/>
    </style:style>
    <style:style style:name="P52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53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4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5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6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7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8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9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0" style:parent-style-name="Textbody" style:family="paragraph">
      <style:paragraph-properties fo:text-align="justify"/>
    </style:style>
    <style:style style:name="T61" style:parent-style-name="Fonteparág.padrão" style:family="text">
      <style:text-properties fo:font-size="12pt" style:font-size-asian="12pt" style:font-size-complex="12pt" fo:language="pt" fo:country="BR"/>
    </style:style>
    <style:style style:name="T62" style:parent-style-name="Fonteparág.padrão" style:family="text">
      <style:text-properties fo:font-size="12pt" style:font-size-asian="12pt" style:font-size-complex="12pt" fo:language="pt" fo:country="BR"/>
    </style:style>
    <style:style style:name="P63" style:parent-style-name="Textbody" style:family="paragraph">
      <style:paragraph-properties fo:text-align="justify"/>
    </style:style>
    <style:style style:name="T64" style:parent-style-name="Fonteparág.padrão" style:family="text">
      <style:text-properties fo:font-size="12pt" style:font-size-asian="12pt" style:font-size-complex="12pt" fo:language="pt" fo:country="BR"/>
    </style:style>
    <style:style style:name="P65" style:parent-style-name="Textbody" style:family="paragraph">
      <style:paragraph-properties fo:text-align="justify"/>
    </style:style>
    <style:style style:name="T66" style:parent-style-name="Fonteparág.padrão" style:family="text">
      <style:text-properties fo:font-size="12pt" style:font-size-asian="12pt" style:font-size-complex="12pt" fo:language="pt" fo:country="BR"/>
    </style:style>
    <style:style style:name="P67" style:parent-style-name="Textbody" style:family="paragraph">
      <style:paragraph-properties fo:text-align="justify"/>
    </style:style>
    <style:style style:name="T68" style:parent-style-name="Fonteparág.padrão" style:family="text">
      <style:text-properties fo:font-size="12pt" style:font-size-asian="12pt" style:font-size-complex="12pt" fo:language="pt" fo:country="BR"/>
    </style:style>
    <style:style style:name="T69" style:parent-style-name="Fonteparág.padrão" style:family="text">
      <style:text-properties fo:font-size="12pt" style:font-size-asian="12pt" style:font-size-complex="12pt" fo:language="pt" fo:country="BR"/>
    </style:style>
    <style:style style:name="T70" style:parent-style-name="Fonteparág.padrão" style:family="text">
      <style:text-properties fo:font-size="12pt" style:font-size-asian="12pt" style:font-size-complex="12pt" fo:language="pt" fo:country="BR"/>
    </style:style>
    <style:style style:name="T71" style:parent-style-name="Fonteparág.padrão" style:family="text">
      <style:text-properties fo:font-size="12pt" style:font-size-asian="12pt" style:font-size-complex="12pt" fo:language="pt" fo:country="BR"/>
    </style:style>
    <style:style style:name="P72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73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74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75" style:parent-style-name="Textbody" style:family="paragraph">
      <style:paragraph-properties fo:text-align="justify"/>
    </style:style>
    <style:style style:name="T76" style:parent-style-name="Fonteparág.padrão" style:family="text">
      <style:text-properties fo:font-size="12pt" style:font-size-asian="12pt" style:font-size-complex="12pt" fo:language="pt" fo:country="BR"/>
    </style:style>
    <style:style style:name="P77" style:parent-style-name="Textbody" style:family="paragraph">
      <style:paragraph-properties fo:text-align="justify"/>
    </style:style>
    <style:style style:name="T78" style:parent-style-name="Fonteparág.padrão" style:family="text">
      <style:text-properties fo:font-size="12pt" style:font-size-asian="12pt" style:font-size-complex="12pt" fo:language="pt" fo:country="BR"/>
    </style:style>
    <style:style style:name="P79" style:parent-style-name="Textbody" style:family="paragraph">
      <style:paragraph-properties fo:text-align="justify"/>
    </style:style>
    <style:style style:name="T80" style:parent-style-name="Fonteparág.padrão" style:family="text">
      <style:text-properties fo:font-size="12pt" style:font-size-asian="12pt" style:font-size-complex="12pt" fo:language="pt" fo:country="BR"/>
    </style:style>
    <style:style style:name="T81" style:parent-style-name="Fonteparág.padrão" style:family="text">
      <style:text-properties fo:font-size="12pt" style:font-size-asian="12pt" style:font-size-complex="12pt" fo:language="pt" fo:country="BR"/>
    </style:style>
    <style:style style:name="T82" style:parent-style-name="Fonteparág.padrão" style:family="text">
      <style:text-properties fo:language="pt" fo:country="BR"/>
    </style:style>
    <style:style style:name="T83" style:parent-style-name="Fonteparág.padrão" style:family="text">
      <style:text-properties fo:font-size="12pt" style:font-size-asian="12pt" style:font-size-complex="12pt" fo:language="pt" fo:country="BR"/>
    </style:style>
    <style:style style:name="P84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85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86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87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88" style:parent-style-name="Textbody" style:list-style-name="LFO1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89" style:parent-style-name="Textbody" style:list-style-name="LFO1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90" style:parent-style-name="Textbody" style:family="paragraph">
      <style:paragraph-properties fo:margin-left="0in">
        <style:tab-stops/>
      </style:paragraph-properties>
      <style:text-properties fo:font-size="12pt" style:font-size-asian="12pt" style:font-size-complex="12pt" fo:language="pt" fo:country="BR"/>
    </style:style>
    <style:style style:name="P91" style:parent-style-name="Textbody" style:family="paragraph">
      <style:paragraph-properties fo:margin-left="0in">
        <style:tab-stops/>
      </style:paragraph-properties>
    </style:style>
    <style:style style:name="T92" style:parent-style-name="Fonteparág.padrão" style:family="text">
      <style:text-properties fo:font-size="12pt" style:font-size-asian="12pt" style:font-size-complex="12pt" fo:language="pt" fo:country="BR"/>
    </style:style>
    <style:style style:name="T93" style:parent-style-name="Fonteparág.padrão" style:family="text">
      <style:text-properties fo:font-size="12pt" style:font-size-asian="12pt" style:font-size-complex="12pt" fo:language="pt" fo:country="BR"/>
    </style:style>
    <style:style style:name="T94" style:parent-style-name="Fonteparág.padrão" style:family="text">
      <style:text-properties fo:font-size="12pt" style:font-size-asian="12pt" style:font-size-complex="12pt" fo:language="pt" fo:country="BR"/>
    </style:style>
    <style:style style:name="P95" style:parent-style-name="Textbody" style:family="paragraph">
      <style:paragraph-properties fo:margin-left="0in">
        <style:tab-stops/>
      </style:paragraph-properties>
      <style:text-properties fo:font-size="12pt" style:font-size-asian="12pt" style:font-size-complex="12pt" fo:language="pt" fo:country="BR"/>
    </style:style>
    <style:style style:name="P96" style:parent-style-name="Textbody" style:family="paragraph">
      <style:paragraph-properties fo:margin-left="0in">
        <style:tab-stops/>
      </style:paragraph-properties>
      <style:text-properties fo:font-size="12pt" style:font-size-asian="12pt" style:font-size-complex="12pt" fo:language="pt" fo:country="BR"/>
    </style:style>
    <style:style style:name="P97" style:parent-style-name="Textbody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P98" style:parent-style-name="Standard" style:family="paragraph">
      <style:paragraph-properties fo:margin-left="0.7604in">
        <style:tab-stops/>
      </style:paragraph-properties>
    </style:style>
    <style:style style:name="T99" style:parent-style-name="Fonteparág.padrão" style:family="text">
      <style:text-properties fo:font-weight="bold" style:font-weight-asian="bold" style:font-weight-complex="bold" fo:language="pt" fo:country="BR"/>
    </style:style>
    <style:style style:name="T100" style:parent-style-name="Fonteparág.padrão" style:family="text">
      <style:text-properties fo:language="pt" fo:country="BR"/>
    </style:style>
    <style:style style:name="T101" style:parent-style-name="Fonteparág.padrão" style:family="text">
      <style:text-properties fo:font-weight="bold" style:font-weight-asian="bold" style:font-weight-complex="bold" fo:language="pt" fo:country="BR"/>
    </style:style>
    <style:style style:name="T102" style:parent-style-name="Fonteparág.padrão" style:family="text">
      <style:text-properties fo:language="pt" fo:country="BR"/>
    </style:style>
    <style:style style:name="T103" style:parent-style-name="Fonteparág.padrão" style:family="text">
      <style:text-properties fo:font-size="13pt" style:font-size-asian="13pt" style:font-size-complex="13pt" fo:language="pt" fo:country="BR"/>
    </style:style>
    <style:style style:name="T104" style:parent-style-name="Fonteparág.padrão" style:family="text">
      <style:text-properties fo:font-size="10pt" style:font-size-asian="10pt" style:font-size-complex="10pt" fo:language="pt" fo:country="BR"/>
    </style:style>
    <style:style style:name="T105" style:parent-style-name="Fonteparág.padrão" style:family="text">
      <style:text-properties fo:language="pt" fo:country="BR"/>
    </style:style>
    <style:style style:name="P106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language="pt" fo:country="BR"/>
    </style:style>
    <style:style style:name="P107" style:parent-style-name="Textbody" style:family="paragraph">
      <style:paragraph-properties fo:text-align="justify"/>
    </style:style>
    <style:style style:name="T108" style:parent-style-name="Fonteparág.padrão" style:family="text">
      <style:text-properties fo:font-size="12pt" style:font-size-asian="12pt" style:font-size-complex="12pt" fo:language="pt" fo:country="BR"/>
    </style:style>
    <style:style style:name="T109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10" style:parent-style-name="Fonteparág.padrão" style:family="text">
      <style:text-properties fo:font-size="12pt" style:font-size-asian="12pt" style:font-size-complex="12pt" fo:language="pt" fo:country="BR"/>
    </style:style>
    <style:style style:name="T111" style:parent-style-name="Fonteparág.padrão" style:family="text">
      <style:text-properties fo:language="pt" fo:country="BR"/>
    </style:style>
    <style:style style:name="T112" style:parent-style-name="Fonteparág.padrão" style:family="text">
      <style:text-properties fo:font-size="12pt" style:font-size-asian="12pt" style:font-size-complex="12pt" fo:language="pt" fo:country="BR"/>
    </style:style>
    <style:style style:name="P113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14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15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language="pt" fo:country="BR"/>
    </style:style>
    <style:style style:name="P116" style:parent-style-name="Textbody" style:family="paragraph">
      <style:paragraph-properties fo:text-align="justify"/>
    </style:style>
    <style:style style:name="T117" style:parent-style-name="Fonteparág.padrão" style:family="text">
      <style:text-properties fo:font-size="12pt" style:font-size-asian="12pt" style:font-size-complex="12pt" fo:language="pt" fo:country="BR"/>
    </style:style>
    <style:style style:name="T118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19" style:parent-style-name="Fonteparág.padrão" style:family="text">
      <style:text-properties fo:font-size="12pt" style:font-size-asian="12pt" style:font-size-complex="12pt" fo:language="pt" fo:country="BR"/>
    </style:style>
    <style:style style:name="P120" style:parent-style-name="Textbody" style:family="paragraph">
      <style:paragraph-properties fo:text-align="justify"/>
    </style:style>
    <style:style style:name="T121" style:parent-style-name="Fonteparág.padrão" style:family="text">
      <style:text-properties fo:font-size="12pt" style:font-size-asian="12pt" style:font-size-complex="12pt" fo:language="pt" fo:country="BR"/>
    </style:style>
    <style:style style:name="T122" style:parent-style-name="Fonteparág.padrão" style:family="text">
      <style:text-properties fo:font-size="12pt" style:font-size-asian="12pt" style:font-size-complex="12pt" fo:language="pt" fo:country="BR"/>
    </style:style>
    <style:style style:name="T123" style:parent-style-name="Fonteparág.padrão" style:family="text">
      <style:text-properties fo:font-size="12pt" style:font-size-asian="12pt" style:font-size-complex="12pt" fo:language="pt" fo:country="BR"/>
    </style:style>
    <style:style style:name="T124" style:parent-style-name="Fonteparág.padrão" style:family="text">
      <style:text-properties fo:font-size="12pt" style:font-size-asian="12pt" style:font-size-complex="12pt" fo:language="pt" fo:country="BR"/>
    </style:style>
    <style:style style:name="P125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26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language="pt" fo:country="BR"/>
    </style:style>
    <style:style style:name="P127" style:parent-style-name="Textbody" style:family="paragraph">
      <style:paragraph-properties fo:text-align="justify"/>
    </style:style>
    <style:style style:name="T128" style:parent-style-name="Fonteparág.padrão" style:family="text">
      <style:text-properties fo:font-size="12pt" style:font-size-asian="12pt" style:font-size-complex="12pt" fo:language="pt" fo:country="BR"/>
    </style:style>
    <style:style style:name="T129" style:parent-style-name="Fonteparág.padrão" style:family="text">
      <style:text-properties fo:font-size="12pt" style:font-size-asian="12pt" style:font-size-complex="12pt" fo:language="pt" fo:country="BR"/>
    </style:style>
    <style:style style:name="T130" style:parent-style-name="Fonteparág.padrão" style:family="text">
      <style:text-properties fo:font-size="12pt" style:font-size-asian="12pt" style:font-size-complex="12pt" fo:language="pt" fo:country="BR"/>
    </style:style>
    <style:style style:name="T131" style:parent-style-name="Fonteparág.padrão" style:family="text">
      <style:text-properties fo:font-weight="bold" style:font-weight-asian="bold" style:font-weight-complex="bold" fo:language="pt" fo:country="BR"/>
    </style:style>
    <style:style style:name="T132" style:parent-style-name="Fonteparág.padrão" style:family="text">
      <style:text-properties fo:font-size="12pt" style:font-size-asian="12pt" style:font-size-complex="12pt" fo:language="pt" fo:country="BR"/>
    </style:style>
    <style:style style:name="T133" style:parent-style-name="Fonteparág.padrão" style:family="text">
      <style:text-properties fo:language="pt" fo:country="BR"/>
    </style:style>
    <style:style style:name="T134" style:parent-style-name="Fonteparág.padrão" style:family="text">
      <style:text-properties fo:font-size="12pt" style:font-size-asian="12pt" style:font-size-complex="12pt" fo:language="pt" fo:country="BR"/>
    </style:style>
    <style:style style:name="T135" style:parent-style-name="Fonteparág.padrão" style:family="text">
      <style:text-properties fo:font-size="12pt" style:font-size-asian="12pt" style:font-size-complex="12pt" fo:language="pt" fo:country="BR"/>
    </style:style>
    <style:style style:name="T136" style:parent-style-name="Fonteparág.padrão" style:family="text">
      <style:text-properties fo:font-size="12pt" style:font-size-asian="12pt" style:font-size-complex="12pt" fo:language="pt" fo:country="BR"/>
    </style:style>
    <style:style style:name="T137" style:parent-style-name="Fonteparág.padrão" style:family="text">
      <style:text-properties fo:font-size="12pt" style:font-size-asian="12pt" style:font-size-complex="12pt" fo:language="pt" fo:country="BR"/>
    </style:style>
    <style:style style:name="T138" style:parent-style-name="Fonteparág.padrão" style:family="text">
      <style:text-properties fo:font-size="12pt" style:font-size-asian="12pt" style:font-size-complex="12pt" fo:language="pt" fo:country="BR"/>
    </style:style>
    <style:style style:name="P139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40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41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language="pt" fo:country="BR"/>
    </style:style>
    <style:style style:name="P142" style:parent-style-name="Textbody" style:family="paragraph">
      <style:paragraph-properties fo:text-align="justify" fo:margin-left="0in" fo:text-indent="0.0416in">
        <style:tab-stops/>
      </style:paragraph-properties>
    </style:style>
    <style:style style:name="T143" style:parent-style-name="Fonteparág.padrão" style:family="text">
      <style:text-properties fo:font-size="12pt" style:font-size-asian="12pt" style:font-size-complex="12pt" fo:language="pt" fo:country="BR"/>
    </style:style>
    <style:style style:name="T144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45" style:parent-style-name="Fonteparág.padrão" style:family="text">
      <style:text-properties fo:font-size="12pt" style:font-size-asian="12pt" style:font-size-complex="12pt" fo:language="pt" fo:country="BR"/>
    </style:style>
    <style:style style:name="T146" style:parent-style-name="Fonteparág.padrão" style:family="text">
      <style:text-properties fo:font-size="12pt" style:font-size-asian="12pt" style:font-size-complex="12pt" fo:language="pt" fo:country="BR"/>
    </style:style>
    <style:style style:name="T147" style:parent-style-name="Fonteparág.padrão" style:family="text">
      <style:text-properties fo:font-size="12pt" style:font-size-asian="12pt" style:font-size-complex="12pt" fo:language="pt" fo:country="BR"/>
    </style:style>
    <style:style style:name="T148" style:parent-style-name="Fonteparág.padrão" style:family="text">
      <style:text-properties fo:font-size="12pt" style:font-size-asian="12pt" style:font-size-complex="12pt" fo:language="pt" fo:country="BR"/>
    </style:style>
    <style:style style:name="T149" style:parent-style-name="Fonteparág.padrão" style:family="text">
      <style:text-properties fo:font-size="12pt" style:font-size-asian="12pt" style:font-size-complex="12pt" fo:language="pt" fo:country="BR"/>
    </style:style>
    <style:style style:name="P150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51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52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language="pt" fo:country="BR"/>
    </style:style>
    <style:style style:name="P153" style:parent-style-name="Textbody" style:family="paragraph">
      <style:paragraph-properties fo:text-align="justify" fo:margin-left="0in" fo:text-indent="0.0416in">
        <style:tab-stops/>
      </style:paragraph-properties>
    </style:style>
    <style:style style:name="T154" style:parent-style-name="Fonteparág.padrão" style:family="text">
      <style:text-properties fo:font-size="12pt" style:font-size-asian="12pt" style:font-size-complex="12pt" fo:language="pt" fo:country="BR"/>
    </style:style>
    <style:style style:name="T155" style:parent-style-name="Fonteparág.padrão" style:family="text">
      <style:text-properties fo:font-size="12pt" style:font-size-asian="12pt" style:font-size-complex="12pt" fo:language="pt" fo:country="BR"/>
    </style:style>
    <style:style style:name="T156" style:parent-style-name="Fonteparág.padrão" style:family="text">
      <style:text-properties fo:font-size="12pt" style:font-size-asian="12pt" style:font-size-complex="12pt" fo:language="pt" fo:country="BR"/>
    </style:style>
    <style:style style:name="T157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58" style:parent-style-name="Fonteparág.padrão" style:family="text">
      <style:text-properties fo:font-size="12pt" style:font-size-asian="12pt" style:font-size-complex="12pt" fo:language="pt" fo:country="BR"/>
    </style:style>
    <style:style style:name="T159" style:parent-style-name="Fonteparág.padrão" style:family="text">
      <style:text-properties fo:font-size="12pt" style:font-size-asian="12pt" style:font-size-complex="12pt" fo:language="pt" fo:country="BR"/>
    </style:style>
    <style:style style:name="T160" style:parent-style-name="Fonteparág.padrão" style:family="text">
      <style:text-properties fo:font-size="12pt" style:font-size-asian="12pt" style:font-size-complex="12pt" fo:language="pt" fo:country="BR"/>
    </style:style>
    <style:style style:name="P161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62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63" style:parent-style-name="Textbody" style:family="paragraph">
      <style:paragraph-properties fo:text-align="justify" fo:margin-left="0in">
        <style:tab-stops/>
      </style:paragraph-properties>
    </style:style>
    <style:style style:name="T164" style:parent-style-name="Fonteparág.padrão" style:family="text">
      <style:text-properties style:font-name="Arial" fo:language="pt" fo:country="BR"/>
    </style:style>
    <style:style style:name="T165" style:parent-style-name="Fonteparág.padrão" style:family="text">
      <style:text-properties style:font-name="Arial" fo:font-size="12pt" style:font-size-asian="12pt" style:font-size-complex="12pt" fo:language="pt" fo:country="BR"/>
    </style:style>
    <style:style style:name="T166" style:parent-style-name="Fonteparág.padrão" style:family="text">
      <style:text-properties style:font-name="Arial" fo:font-size="12pt" style:font-size-asian="12pt" style:font-size-complex="12pt" fo:language="pt" fo:country="BR"/>
    </style:style>
    <style:style style:name="T167" style:parent-style-name="Fonteparág.padrão" style:family="text">
      <style:text-properties fo:font-size="12pt" style:font-size-asian="12pt" style:font-size-complex="12pt" fo:language="pt" fo:country="BR"/>
    </style:style>
    <style:style style:name="P168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fo:language="pt" fo:country="BR"/>
    </style:style>
    <style:style style:name="P169" style:parent-style-name="Textbody" style:family="paragraph">
      <style:paragraph-properties fo:text-align="justify" fo:margin-left="0in">
        <style:tab-stops/>
      </style:paragraph-properties>
    </style:style>
    <style:style style:name="T170" style:parent-style-name="Fonteparág.padrão" style:family="text">
      <style:text-properties fo:font-size="12pt" style:font-size-asian="12pt" style:font-size-complex="12pt" fo:language="pt" fo:country="BR"/>
    </style:style>
    <style:style style:name="T171" style:parent-style-name="Fonteparág.padrão" style:family="text">
      <style:text-properties fo:font-size="12pt" style:font-size-asian="12pt" style:font-size-complex="12pt" fo:language="pt" fo:country="BR"/>
    </style:style>
    <style:style style:name="T172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73" style:parent-style-name="Fonteparág.padrão" style:family="text">
      <style:text-properties fo:font-size="12pt" style:font-size-asian="12pt" style:font-size-complex="12pt" fo:language="pt" fo:country="BR"/>
    </style:style>
    <style:style style:name="T174" style:parent-style-name="Fonteparág.padrão" style:family="text">
      <style:text-properties fo:font-size="12pt" style:font-size-asian="12pt" style:font-size-complex="12pt" fo:language="pt" fo:country="BR"/>
    </style:style>
    <style:style style:name="T175" style:parent-style-name="Fonteparág.padrão" style:family="text">
      <style:text-properties fo:font-size="12pt" style:font-size-asian="12pt" style:font-size-complex="12pt" fo:language="pt" fo:country="BR"/>
    </style:style>
    <style:style style:name="T176" style:parent-style-name="Fonteparág.padrão" style:family="text">
      <style:text-properties fo:font-size="12pt" style:font-size-asian="12pt" style:font-size-complex="12pt" fo:language="pt" fo:country="BR"/>
    </style:style>
    <style:style style:name="P177" style:parent-style-name="Textbody" style:family="paragraph">
      <style:paragraph-properties fo:text-align="justify" fo:margin-left="0in">
        <style:tab-stops/>
      </style:paragraph-properties>
    </style:style>
    <style:style style:name="T178" style:parent-style-name="Fonteparág.padrão" style:family="text">
      <style:text-properties fo:font-size="12pt" style:font-size-asian="12pt" style:font-size-complex="12pt" fo:language="pt" fo:country="BR"/>
    </style:style>
    <style:style style:name="T179" style:parent-style-name="Fonteparág.padrão" style:family="text">
      <style:text-properties fo:font-size="12pt" style:font-size-asian="12pt" style:font-size-complex="12pt" fo:language="pt" fo:country="BR"/>
    </style:style>
    <style:style style:name="T180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81" style:parent-style-name="Fonteparág.padrão" style:family="text">
      <style:text-properties fo:font-size="12pt" style:font-size-asian="12pt" style:font-size-complex="12pt" fo:language="pt" fo:country="BR"/>
    </style:style>
    <style:style style:name="T182" style:parent-style-name="Fonteparág.padrão" style:family="text">
      <style:text-properties fo:font-size="12pt" style:font-size-asian="12pt" style:font-size-complex="12pt" fo:language="pt" fo:country="BR"/>
    </style:style>
    <style:style style:name="T183" style:parent-style-name="Fonteparág.padrão" style:family="text">
      <style:text-properties fo:font-size="12pt" style:font-size-asian="12pt" style:font-size-complex="12pt" fo:language="pt" fo:country="BR"/>
    </style:style>
    <style:style style:name="T184" style:parent-style-name="Fonteparág.padrão" style:family="text">
      <style:text-properties fo:font-size="12pt" style:font-size-asian="12pt" style:font-size-complex="12pt" fo:language="pt" fo:country="BR"/>
    </style:style>
    <style:style style:name="P185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86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87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88" style:parent-style-name="Textbody" style:family="paragraph">
      <style:paragraph-properties fo:text-align="justify" fo:margin-left="0in">
        <style:tab-stops/>
      </style:paragraph-properties>
    </style:style>
    <style:style style:name="T189" style:parent-style-name="Fonteparág.padrão" style:family="text">
      <style:text-properties fo:font-size="12pt" style:font-size-asian="12pt" style:font-size-complex="12pt" fo:language="pt" fo:country="BR"/>
    </style:style>
    <style:style style:name="T190" style:parent-style-name="Fonteparág.padrão" style:family="text">
      <style:text-properties fo:font-size="12pt" style:font-size-asian="12pt" style:font-size-complex="12pt" fo:language="pt" fo:country="BR"/>
    </style:style>
    <style:style style:name="T191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92" style:parent-style-name="Fonteparág.padrão" style:family="text">
      <style:text-properties fo:font-size="12pt" style:font-size-asian="12pt" style:font-size-complex="12pt" fo:language="pt" fo:country="BR"/>
    </style:style>
    <style:style style:name="T193" style:parent-style-name="Fonteparág.padrão" style:family="text">
      <style:text-properties fo:font-size="12pt" style:font-size-asian="12pt" style:font-size-complex="12pt" fo:language="pt" fo:country="BR"/>
    </style:style>
    <style:style style:name="P194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95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96" style:parent-style-name="Textbody" style:family="paragraph">
      <style:paragraph-properties fo:text-align="justify" fo:margin-left="0in">
        <style:tab-stops/>
      </style:paragraph-properties>
    </style:style>
    <style:style style:name="T197" style:parent-style-name="Fonteparág.padrão" style:family="text">
      <style:text-properties fo:font-size="12pt" style:font-size-asian="12pt" style:font-size-complex="12pt" fo:language="pt" fo:country="BR"/>
    </style:style>
    <style:style style:name="T198" style:parent-style-name="Fonteparág.padrão" style:family="text">
      <style:text-properties fo:font-size="12pt" style:font-size-asian="12pt" style:font-size-complex="12pt" fo:language="pt" fo:country="BR"/>
    </style:style>
    <style:style style:name="T199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200" style:parent-style-name="Fonteparág.padrão" style:family="text">
      <style:text-properties fo:font-size="12pt" style:font-size-asian="12pt" style:font-size-complex="12pt" fo:language="pt" fo:country="BR"/>
    </style:style>
    <style:style style:name="T201" style:parent-style-name="Fonteparág.padrão" style:family="text">
      <style:text-properties fo:font-size="12pt" style:font-size-asian="12pt" style:font-size-complex="12pt" fo:language="pt" fo:country="BR"/>
    </style:style>
    <style:style style:name="T202" style:parent-style-name="Fonteparág.padrão" style:family="text">
      <style:text-properties fo:font-size="12pt" style:font-size-asian="12pt" style:font-size-complex="12pt" fo:language="pt" fo:country="BR"/>
    </style:style>
    <style:style style:name="P203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204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205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206" style:parent-style-name="Textbody" style:family="paragraph">
      <style:paragraph-properties fo:text-align="justify" fo:margin-left="0in">
        <style:tab-stops/>
      </style:paragraph-properties>
    </style:style>
    <style:style style:name="T207" style:parent-style-name="Fonteparág.padrão" style:family="text">
      <style:text-properties fo:font-size="12pt" style:font-size-asian="12pt" style:font-size-complex="12pt" fo:language="pt" fo:country="BR"/>
    </style:style>
    <style:style style:name="T208" style:parent-style-name="Fonteparág.padrão" style:family="text">
      <style:text-properties fo:font-size="12pt" style:font-size-asian="12pt" style:font-size-complex="12pt" fo:language="pt" fo:country="BR"/>
    </style:style>
    <style:style style:name="T209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210" style:parent-style-name="Fonteparág.padrão" style:family="text">
      <style:text-properties fo:font-size="12pt" style:font-size-asian="12pt" style:font-size-complex="12pt" fo:language="pt" fo:country="BR"/>
    </style:style>
    <style:style style:name="P211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212" style:parent-style-name="Standard" style:family="paragraph">
      <style:paragraph-properties fo:margin-left="0.5208in">
        <style:tab-stops/>
      </style:paragraph-properties>
    </style:style>
    <style:style style:name="T213" style:parent-style-name="Fonteparág.padrão" style:family="text">
      <style:text-properties fo:language="pt" fo:country="BR"/>
    </style:style>
    <style:style style:name="P214" style:parent-style-name="Standard" style:family="paragraph">
      <style:paragraph-properties fo:margin-left="0.5208in">
        <style:tab-stops/>
      </style:paragraph-properties>
    </style:style>
    <style:style style:name="T215" style:parent-style-name="Fonteparág.padrão" style:family="text">
      <style:text-properties fo:language="pt" fo:country="BR"/>
    </style:style>
    <style:style style:name="P216" style:parent-style-name="Standard" style:family="paragraph">
      <style:paragraph-properties fo:margin-left="0.5208in">
        <style:tab-stops/>
      </style:paragraph-properties>
    </style:style>
    <style:style style:name="T217" style:parent-style-name="Fonteparág.padrão" style:family="text">
      <style:text-properties fo:language="pt" fo:country="BR"/>
    </style:style>
    <style:style style:name="P218" style:parent-style-name="Standard" style:family="paragraph">
      <style:paragraph-properties fo:margin-left="0.5208in">
        <style:tab-stops/>
      </style:paragraph-properties>
    </style:style>
    <style:style style:name="P219" style:parent-style-name="Standard" style:family="paragraph">
      <style:paragraph-properties fo:margin-left="0.5208in">
        <style:tab-stops/>
      </style:paragraph-properties>
    </style:style>
    <style:style style:name="T220" style:parent-style-name="Fonteparág.padrão" style:family="text">
      <style:text-properties fo:language="pt" fo:country="BR"/>
    </style:style>
    <style:style style:name="P221" style:parent-style-name="Standard" style:family="paragraph">
      <style:paragraph-properties fo:margin-left="0.5208in">
        <style:tab-stops/>
      </style:paragraph-properties>
    </style:style>
    <style:style style:name="T222" style:parent-style-name="Fonteparág.padrão" style:family="text">
      <style:text-properties fo:language="pt" fo:country="BR"/>
    </style:style>
    <style:style style:name="P223" style:parent-style-name="Standard" style:family="paragraph">
      <style:paragraph-properties fo:margin-left="0.5208in">
        <style:tab-stops/>
      </style:paragraph-properties>
    </style:style>
    <style:style style:name="T224" style:parent-style-name="Fonteparág.padrão" style:family="text">
      <style:text-properties fo:language="pt" fo:country="BR"/>
    </style:style>
    <style:style style:name="P225" style:parent-style-name="Standard" style:family="paragraph">
      <style:paragraph-properties fo:margin-left="0.5208in">
        <style:tab-stops/>
      </style:paragraph-properties>
    </style:style>
    <style:style style:name="T226" style:parent-style-name="Fonteparág.padrão" style:family="text">
      <style:text-properties fo:language="pt" fo:country="BR"/>
    </style:style>
    <style:style style:name="P227" style:parent-style-name="Standard" style:family="paragraph">
      <style:paragraph-properties fo:margin-left="0.5208in">
        <style:tab-stops/>
      </style:paragraph-properties>
    </style:style>
    <style:style style:name="P228" style:parent-style-name="Textbody" style:list-style-name="LFO11" style:family="paragraph">
      <style:paragraph-properties fo:text-align="justify"/>
    </style:style>
    <style:style style:name="T229" style:parent-style-name="Fonteparág.padrão" style:family="text">
      <style:text-properties fo:font-size="12pt" style:font-size-asian="12pt" style:font-size-complex="12pt" fo:language="pt" fo:country="BR"/>
    </style:style>
    <style:style style:name="P230" style:parent-style-name="Textbody" style:list-style-name="LFO11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231" style:parent-style-name="Textbody" style:list-style-name="LFO12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232" style:parent-style-name="Textbody" style:list-style-name="LFO13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233" style:parent-style-name="Standard" style:list-style-name="LFO13" style:family="paragraph">
      <style:paragraph-properties fo:text-align="justify"/>
    </style:style>
    <style:style style:name="T234" style:parent-style-name="Fonteparág.padrão" style:family="text">
      <style:text-properties fo:language="pt" fo:country="BR"/>
    </style:style>
    <style:style style:name="T235" style:parent-style-name="Fonteparág.padrão" style:family="text">
      <style:text-properties fo:language="pt" fo:country="BR"/>
    </style:style>
    <style:style style:name="T236" style:parent-style-name="Fonteparág.padrão" style:family="text">
      <style:text-properties fo:font-weight="bold" style:font-weight-asian="bold" style:font-weight-complex="bold" fo:language="pt" fo:country="BR"/>
    </style:style>
    <style:style style:name="T237" style:parent-style-name="Fonteparág.padrão" style:family="text">
      <style:text-properties fo:language="pt" fo:country="BR"/>
    </style:style>
  </office:automatic-styles>
  <office:body>
    <office:text text:use-soft-page-breaks="true">
      <text:p text:style-name="P1">Memória Virtual<text:line-break/>Caso de uso: ExcluirInstituição</text:p>
      <text:p text:style-name="P32"/>
      <text:h text:style-name="Título1" text:outline-level="1">Breve Descrição</text:h>
      <text:p text:style-name="P33">Esse caso de uso permite que o Admininistrador ou Gerente exclua o cadastro de uma instituição <text:s/>e consequentemente<text:s/>exclua os dados dessa intituição permanentemente do sistema.</text:p>
      <text:h text:style-name="Título1" text:outline-level="1">Breve Descrição dos Atores</text:h>
      <text:list text:style-name="LFO10" text:continue-numbering="true">
        <text:list-item>
          <text:list>
            <text:list-item>
              <text:p text:style-name="P34">Administrador: Exclui qualquer instituição e seus dados do sistema.</text:p>
            </text:list-item>
            <text:list-item>
              <text:p text:style-name="P35">Gerente: Exclui somente as instituições que ele possui acesso.</text:p>
            </text:list-item>
          </text:list>
        </text:list-item>
      </text:list>
      <text:h text:style-name="Título1" text:outline-level="1">Pré-condições</text:h>
      <text:p text:style-name="P36">- O usuário está logado<text:s/>no sistema.</text:p>
      <text:h text:style-name="Título1" text:outline-level="1">Fluxo Básico de Eventos</text:h>
      <text:p text:style-name="P37">1. O Administrador/Gerente seleciona a opção “Excluir Instituição” o sistema exibe uma tela com as seguintes opções:</text:p>
      <text:p text:style-name="P38"><text:span text:style-name="T39">- uma mensagem de aviso: “ATENÇÃO: A Exclusão da Instituição automaticamente leva a exclusão dos bens<text:s/></text:span><text:span text:style-name="T40">patrimoniais associados a ela. Certifique-se de ter solicitado backup dos dados antes de prosseguir.”</text:span></text:p>
      <text:p text:style-name="P41"><text:s/>- campo para inserir “Nome da Instituição” para buscar a Instituição que se deseja <text:s/>excluir. Esse campo deve ser auto completável, ou seja, de acordo com<text:s/>a informação que está sendo inserida pelo usuário ele cria e exibe uma lista, (abaixo do campo onde o nome está sendo inserido) com os possíveis nomes que estão sendo pesquisados. A lista apresentada deve estar em ordem alfabética. Assim, o usuário tem a<text:s/>opção de terminar de escrever o nome desejado ou o selecionar na lista que foi apresentada;</text:p>
      <text:p text:style-name="P42"><text:s/><text:tab/><text:tab/>- opção para selecionar o “Prazo de Validade” do pedido de exclusão que<text:s/><text:tab/><text:tab/>pode ser de 1 a 30 dias (preenchimento obrigatório, caso essa opção esteja<text:s/><text:tab/><text:tab/>disponível<text:s/>no sistema);</text:p>
      <text:p text:style-name="P43"><text:s/><text:tab/><text:tab/>- opção “Confirmar” para confirmar nome de Instituição fornecido;</text:p>
      <text:p text:style-name="P44"><text:span text:style-name="T45"><text:s/></text:span><text:span text:style-name="T46"><text:tab/></text:span><text:span text:style-name="T47"><text:tab/>-<text:s/></text:span><text:span text:style-name="T48">opção</text:span><text:span text:style-name="T49"><text:s/></text:span><text:span text:style-name="T50">“Cancelar” para sair da opção de exclusão;</text:span></text:p>
      <text:p text:style-name="P51"><text:s/><text:tab/>2. O Administrador/Gerente digita o nome da Instituição a ser excluída ou a<text:s/><text:tab/>seleciona na<text:tab/><text:s/>lista apresentada, sempre<text:s/>respeitando o que foi estipulado na breve<text:s/><text:tab/>descrição dos atores. Em seguida ele seleciona o prazo de validade que o pedido<text:s/><text:tab/>de exclusão deve ter e seleciona a opção “Confirmar”;</text:p>
      <text:soft-page-break/>
      <text:p text:style-name="P52"><text:s/><text:tab/>3. O sistema dá continuidade ao processo de exclusão exibindo uma tela<text:s/><text:tab/>contendo:</text:p>
      <text:p text:style-name="P53">- Nome da Instituição solicitada;</text:p>
      <text:p text:style-name="P54">- Nome do Aprovador (gerentes da instituição ou administradores do sistema);</text:p>
      <text:p text:style-name="P55">- campo editável para “Justificar” a exclusão, com no máximo 300 caracteres considerando espaços (preenchimento obrigatório);</text:p>
      <text:p text:style-name="P56">- o Prazo de<text:s/>Validade do pedido de exclusão;</text:p>
      <text:p text:style-name="P57">- opção “Solicitar Exclusão” para confirmar o pedido de exclusão;</text:p>
      <text:p text:style-name="P58">- opção “Voltar” para voltar à tela de seleção de Instituição a ser excluída;</text:p>
      <text:p text:style-name="P59">- opção “Cancelar” para sair da opção de exclusão;</text:p>
      <text:p text:style-name="P60"><text:span text:style-name="T61">4. O Administrador/Gerente pr</text:span><text:span text:style-name="T62">eenche a justificativa de exclusão do usuário;</text:span></text:p>
      <text:p text:style-name="P63"><text:span text:style-name="T64">5. O Administrador/Gerente seleciona a opção “Excluir Instituição”;</text:span></text:p>
      <text:p text:style-name="P65"><text:span text:style-name="T66">6. O sistema exibe uma tela contendo:</text:span></text:p>
      <text:p text:style-name="P67"><text:span text:style-name="T68"><text:tab/>- uma mensagem de aviso: “ATENÇÃO: A Exclusão da Instituição<text:s/></text:span><text:span text:style-name="T69"><text:tab/>automaticamente leva a exclusão dos bens</text:span><text:span text:style-name="T70"><text:s/>patrimoniais associados a ela.<text:s/></text:span><text:span text:style-name="T71"><text:tab/>Certifique-se de ter solicitado backup dos dados antes de prosseguir.”</text:span></text:p>
      <text:p text:style-name="P72"><text:tab/>- uma lista, em ordem alfabética, com nomes dos demais Administradores<text:s/><text:tab/>ou Gerentes cadastrados no Sistema para que ele escolha qual deve<text:s/><text:tab/>autorizar a<text:s/>operação de exclusão, respeitando o que foi estipulado na breve<text:s/><text:tab/>descrição dos atores;</text:p>
      <text:p text:style-name="P73"><text:tab/>- opção “Confirmar” para confirmar escolha do Administrador/Gerente<text:s/><text:tab/>que autorizará a exclusão e dar continuidade ao processo;</text:p>
      <text:p text:style-name="P74"><text:tab/>- opção “Cancelar” para sair da opção de<text:s/>exclusão;</text:p>
      <text:p text:style-name="P75"><text:span text:style-name="T76">7. O Administrador/Gerente escolhe na lista outro Administrador ou outro Gerente para autorizar a operação, respeitando o estipulado na breve descrição dos atores;</text:span></text:p>
      <text:p text:style-name="P77"><text:span text:style-name="T78">8. O Administrador/Gerente seleciona a opção “Confirmar”;</text:span></text:p>
      <text:p text:style-name="P79"><text:span text:style-name="T80">9. O sistema valida o p</text:span><text:span text:style-name="T81">edido de exclusão, exibe a mensagem “Pedido de Exclusão Aguardando Aprovação” e envia para o e-mail do Administrador</text:span><text:span text:style-name="T82">/Gerente</text:span><text:span text:style-name="T83"><text:s/>escolhido para autorizar o procedimento um link (url) de confirmação de exclusão, contendo:</text:span></text:p>
      <text:p text:style-name="P84">- o Nome da Instituição a ser excluída;</text:p>
      <text:p text:style-name="P85">- Nome do Gerente da Insituição a ser excluída;</text:p>
      <text:p text:style-name="P86">- justificativa da exclusão;</text:p>
      <text:p text:style-name="P87">- prazo de validade do pedido de exclusão;</text:p>
      <text:list text:style-name="LFO14" text:continue-numbering="true">
        <text:list-item>
          <text:list>
            <text:list-item>
              <text:p text:style-name="P88">Opção “Salvar”;</text:p>
            </text:list-item>
            <text:list-item>
              <text:p text:style-name="P89">Opção “Cancelar”.</text:p>
            </text:list-item>
          </text:list>
        </text:list-item>
      </text:list>
      <text:soft-page-break/>
      <text:p text:style-name="P90"><text:s text:c="12"/>10. O sistema altera o status da instituição para “Inativo”.</text:p>
      <text:p text:style-name="P91"><text:span text:style-name="T92"><text:s/></text:span><text:span text:style-name="T93"><text:tab/>11. O Administrador/Gerente que recebeu o e-mail, confirma a operação de<text:s/></text:span><text:span text:style-name="T94"><text:tab/>exclusão;</text:span></text:p>
      <text:p text:style-name="P95"><text:s/><text:tab/>12. O sistema valida a operação de exclusão;</text:p>
      <text:p text:style-name="P96"><text:tab/>13. Todos os Catalogadores, Revisores e Gerentes que estão relacionados apenas com a Instituição excluída, devem perder<text:s/>o acesso automaticamente após a exclusão.</text:p>
      <text:p text:style-name="P97"><text:s/><text:tab/>14. O caso de uso é encerrado.</text:p>
      <text:h text:style-name="Título1" text:outline-level="1">Fluxos Alternativos</text:h>
      <text:h text:style-name="Título2" text:outline-level="2">Fluxo Alternativo 1</text:h>
      <text:p text:style-name="P98"><text:span text:style-name="T99"><text:s/></text:span><text:span text:style-name="T100">Se no<text:s/></text:span><text:span text:style-name="T101">Fluxo Básico</text:span><text:span text:style-name="T102"><text:s/>a qualquer momento o usuário selecionar a opção “Cancelar”, o sistema retorna à página inicial</text:span><text:span text:style-name="T103"><text:s/>e</text:span><text:span text:style-name="T104"><text:s/></text:span><text:span text:style-name="T105">o caso de uso termina.</text:span></text:p>
      <text:p text:style-name="P106">Fluxo Alternativo 2</text:p>
      <text:p text:style-name="P107"><text:span text:style-name="T108">Se no passo 4 do<text:s/></text:span><text:span text:style-name="T109">Fluxo Básico</text:span><text:span text:style-name="T110"><text:s/>o Administrador</text:span><text:span text:style-name="T111">/Gerente</text:span><text:span text:style-name="T112"><text:s/>não preencher o campo de justificativa, então:</text:span></text:p>
      <text:p text:style-name="P113"><text:tab/>1.<text:s/><text:tab/>O sistema exibe a mensagem “Preencha a justificativa para o<text:s/><text:tab/>pedido de exclusão”;</text:p>
      <text:p text:style-name="P114"><text:tab/>2.<text:s/><text:tab/>O sistema retorna ao passo 3 do fluxo<text:s/>básico.</text:p>
      <text:p text:style-name="P115">Fluxo Alternativo 3</text:p>
      <text:p text:style-name="P116"><text:span text:style-name="T117">Se no passo 8 do<text:s/></text:span><text:span text:style-name="T118">Fluxo Básico<text:s/></text:span><text:span text:style-name="T119">o Administrador/Gerente não selecionou outro Administrador/Gerente para autorizar a operação, então:</text:span></text:p>
      <text:p text:style-name="P120"><text:span text:style-name="T121"><text:tab/>1.<text:s/></text:span><text:span text:style-name="T122"><text:tab/>O sistema exibe a mensagem “É necessário selecionar um<text:s/></text:span><text:span text:style-name="T123"><text:tab/>Administrador <text:s/>para autorizar o pedi</text:span><text:span text:style-name="T124">do de exclusão”;</text:span></text:p>
      <text:p text:style-name="P125"><text:tab/>2.<text:s/><text:tab/>O sistema retorna ao passo 6 do fluxo básico.</text:p>
      <text:p text:style-name="P126">Fluxo Alternativo 4</text:p>
      <text:p text:style-name="P127"><text:span text:style-name="T128">Se no passo<text:s/></text:span><text:span text:style-name="T129">9</text:span><text:span text:style-name="T130"><text:s/>do<text:s/></text:span><text:span text:style-name="T131">Fluxo Básico</text:span><text:span text:style-name="T132"><text:s/>o Administrador</text:span><text:span text:style-name="T133">/Gerente</text:span><text:span text:style-name="T134"><text:s/>não selecionar nenhuma opção (</text:span><text:span text:style-name="T135">Salvar</text:span><text:span text:style-name="T136"><text:s/>ou<text:s/></text:span><text:span text:style-name="T137">Cancelar</text:span><text:span text:style-name="T138">), durante o prazo de validade do pedido de exclusão, então:</text:span></text:p>
      <text:p text:style-name="P139"><text:s text:c="6"/><text:s text:c="11"/><text:tab/>1. O pedido de exclusão é eliminado do sistema, de acordo com o CDU<text:s/><text:tab/><text:tab/><text:tab/>limpar pendências;</text:p>
      <text:p text:style-name="P140"><text:s text:c="17"/><text:tab/>2. O caso de uso termina.</text:p>
      <text:p text:style-name="P141">Fluxo Alternativo 5</text:p>
      <text:p text:style-name="P142"><text:span text:style-name="T143"><text:tab/>Se no passo 11 do<text:s/></text:span><text:span text:style-name="T144">Fluxo Básico</text:span><text:span text:style-name="T145"><text:s/>o Administrador seleciona a opção<text:s/></text:span><text:span text:style-name="T146">“</text:span><text:span text:style-name="T147">Salvar</text:span><text:span text:style-name="T148">”, f</text:span><text:span text:style-name="T149">ora do prazo de validade do pedido de exclusão, então:</text:span></text:p>
      <text:p text:style-name="P150"><text:tab/><text:s text:c="3"/><text:tab/>1. O sistema exibe a mensagem “O Prazo de Confirmação Expirou”;</text:p>
      <text:p text:style-name="P151"><text:tab/><text:s text:c="3"/><text:tab/>2. O caso de uso é encerrado;</text:p>
      <text:p text:style-name="P152">Fluxo Alternativo 6</text:p>
      <text:soft-page-break/>
      <text:p text:style-name="P153"><text:span text:style-name="T154"><text:tab/>Se no passo<text:s/></text:span><text:span text:style-name="T155">9</text:span><text:span text:style-name="T156"><text:s/>do<text:s/></text:span><text:span text:style-name="T157">Fluxo Básico<text:s/></text:span><text:span text:style-name="T158">o Administrador seleciona a opção “</text:span><text:span text:style-name="T159">Cancelar</text:span><text:span text:style-name="T160">”, durante o prazo de validade do pedido de exclusão, então:</text:span></text:p>
      <text:p text:style-name="P161"><text:tab/><text:s/><text:tab/>1. A Instituição não é excluída do sistema;</text:p>
      <text:p text:style-name="P162"><text:tab/><text:tab/>2. O sistema altera o status da instituição para “Ativo”;</text:p>
      <text:p text:style-name="P163"><text:span text:style-name="T164"><text:tab/><text:s text:c="2"/></text:span><text:span text:style-name="T165"><text:s/></text:span><text:span text:style-name="T166"><text:tab/>3</text:span><text:span text:style-name="T167">. O caso de uso é encerrado.</text:span></text:p>
      <text:p text:style-name="P168">Fluxo Alternativo 7</text:p>
      <text:p text:style-name="P169"><text:tab/><text:span text:style-name="T170">Se no passo 12</text:span><text:span text:style-name="T171"><text:s/>do<text:s/></text:span><text:span text:style-name="T172">Fluxo Básico<text:s/></text:span><text:span text:style-name="T173">a Instituição a ser excluída estiver <text:s/></text:span><text:span text:style-name="T174"><text:tab/>associado a algum bem patrimonial no sistema uma lista de backup com os dados <text:s/></text:span><text:span text:style-name="T175"><text:tab/>dos seus bens<text:s/></text:span><text:span text:style-name="T176"><text:tab/>patrimoniais é gerada e mantida no sistema.</text:span></text:p>
      <text:h text:style-name="Título2" text:outline-level="2">Fluxo Alternativo 8</text:h>
      <text:p text:style-name="P177"><text:span text:style-name="T178"><text:s/></text:span><text:span text:style-name="T179"><text:tab/>Se no passo 2 do<text:s/></text:span><text:span text:style-name="T180">Fluxo Básico</text:span><text:span text:style-name="T181"><text:s/>o Adminis</text:span><text:span text:style-name="T182">trador selecionar a opção “Confirmar”<text:s/></text:span><text:span text:style-name="T183"><text:tab/>sem ter inserido ou selecionado algum nome na lista e/ou sem ter selecionado um<text:s/></text:span><text:span text:style-name="T184"><text:tab/>prazo de validade para o pedido de exclusão, então de acordo com a falha:</text:span></text:p>
      <text:p text:style-name="P185"><text:s/><text:tab/><text:tab/>1. O sistema exibe a mensagem “Insira um Nome ou Parte do nome<text:s/><text:tab/><text:tab/>desejado e então o selecione na lista”;</text:p>
      <text:p text:style-name="P186"><text:s/><text:tab/><text:tab/>2. O sistema exibe a mensagem “Selecione o prazo de validade do<text:s/><text:tab/><text:tab/><text:tab/>pedido de exclusão”;</text:p>
      <text:p text:style-name="P187"><text:s/><text:tab/><text:tab/>3. O sistema retorna ao passo 1 do fluxo básico.</text:p>
      <text:h text:style-name="Título2" text:outline-level="2">Fluxo Alternativo 9</text:h>
      <text:p text:style-name="P188"><text:span text:style-name="T189"><text:s/></text:span><text:span text:style-name="T190"><text:tab/>Se no passo 3 do<text:s/></text:span><text:span text:style-name="T191">Fluxo Básico</text:span><text:span text:style-name="T192"><text:s/>o nome inserido</text:span><text:span text:style-name="T193"><text:s/>não for encontrado, então:</text:span></text:p>
      <text:p text:style-name="P194"><text:s/><text:tab/><text:tab/>1. O sistema exibe a mensagem “Instituição não encontrada”;</text:p>
      <text:p text:style-name="P195"><text:s/><text:tab/><text:tab/>2. O sistema retorna ao passo 1 do fluxo básico.</text:p>
      <text:h text:style-name="Título2" text:outline-level="2">Fluxo Alternativo 10</text:h>
      <text:p text:style-name="P196"><text:span text:style-name="T197"><text:s/></text:span><text:span text:style-name="T198"><text:tab/>Se no passo 3 do<text:s/></text:span><text:span text:style-name="T199">Fluxo Básico</text:span><text:span text:style-name="T200"><text:s/>o Administrador/Gerente selecionar a <text:s/>opção<text:s/></text:span><text:span text:style-name="T201"><text:tab/>“Voltar”, então</text:span><text:span text:style-name="T202">:</text:span></text:p>
      <text:p text:style-name="P203">1.<text:tab/>O sistema deve assegurar que as informações que estão sendo exibidas (da Instituição previamente selecionada) desapareçam antes de permitir que o campo de inserção de Nome para busca seja utilizado novamente;</text:p>
      <text:p text:style-name="P204">2.<text:tab/>O sistema só pode permitir a seleção de<text:s/>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<text:p text:style-name="P205"><text:s/><text:tab/><text:s text:c="6"/><text:tab/>3.<text:s/><text:tab/>O sistema volta ao passo 1 do fluxo básico.</text:p>
      <text:h text:style-name="Título2" text:outline-level="2">Fluxo Alternativo 11</text:h>
      <text:p text:style-name="P206"><text:span text:style-name="T207"><text:s/></text:span><text:span text:style-name="T208"><text:tab/>Se no passo 13 do<text:s/></text:span><text:span text:style-name="T209">Fluxo Básico</text:span><text:span text:style-name="T210"><text:s/>o Catalogador/Revisor/Gerente estiver associado com outra Instituição que NÃO foi excluída, ele não deve perder o acesso ao Sistema.</text:span></text:p>
      <text:p text:style-name="P211"/>
      <text:soft-page-break/>
      <text:h text:style-name="Título1" text:outline-level="1">Pós-Condições</text:h>
      <text:p text:style-name="Standard"><text:tab/>Fluxo Básico: A Instituição é excluida da base de dados.</text:p>
      <text:p text:style-name="Standard"><text:tab/>Fluxo Alternativo 1: O cadastro da Instituição continua no sistema.</text:p>
      <text:p text:style-name="Standard"><text:tab/>Fluxo Alternativo 2: A exclusão da Instituição está pendente.</text:p>
      <text:p text:style-name="Standard"><text:tab/>Fluxo Alternativo 3: A exclusão da Instituição está<text:s/>pendente.</text:p>
      <text:p text:style-name="P212">Fluxo Alternativo 4:<text:s/><text:span text:style-name="T213">Não ocorre alteração na base de dados do sistema.</text:span></text:p>
      <text:p text:style-name="P214">Fluxo Alternativo 5:<text:s/><text:span text:style-name="T215">Não ocorre alteração na base de dados do sistema.</text:span></text:p>
      <text:p text:style-name="P216">Fluxo Alternativo 6:<text:s/><text:span text:style-name="T217">Não ocorre alteração na base de dados do sistema.</text:span></text:p>
      <text:p text:style-name="P218">Fluxo Alternativo 7: Uma lista de<text:s/>backup é criada.</text:p>
      <text:p text:style-name="P219">Fluxo Alternativo 8:<text:s/><text:span text:style-name="T220">Não ocorre alteração na base de dados do sistema.</text:span></text:p>
      <text:p text:style-name="P221">Fluxo Alternativo 9:<text:s/><text:span text:style-name="T222">Não ocorre alteração na base de dados do sistema.</text:span></text:p>
      <text:p text:style-name="P223">Fluxo Alternativo 10:<text:s/><text:span text:style-name="T224">Não ocorre alteração na base de dados do sistema.</text:span></text:p>
      <text:p text:style-name="P225">Fluxo Alternativo 11:<text:s/>Deve<text:span text:style-name="T226"><text:s/>ocorrer alteração na base de dados do sistema.</text:span></text:p>
      <text:p text:style-name="P227"/>
      <text:h text:style-name="Título1" text:outline-level="1">Requisitos Especiais</text:h>
      <text:list text:style-name="LFO11" text:continue-numbering="true">
        <text:list-item>
          <text:p text:style-name="P228"><text:span text:style-name="T229">Requisito de Auditoria: o sistema salva no banco de dados o Administrador/Gerente que excluiu a instituição e o Administrador/Gerente que autorizou a operação.</text:span></text:p>
        </text:list-item>
        <text:list-item>
          <text:p text:style-name="P230">Segurança: A url enviada no e-mail, para que a exclusão possa ser autorizada, deve ser segura e codificada.</text:p>
        </text:list-item>
      </text:list>
      <text:list text:style-name="LFO12" text:continue-numbering="true">
        <text:list-item>
          <text:p text:style-name="P231">Performance e Segurança: O sistema deve fazer uma verificação diária buscando exclusões pendentes (fora do prazo de validade estipulado) para manter a integridade do sistema.Performance: A lista gerada no passo 2 deve ser similar a um combo box que é atualizado a cada letra inserida pelo usuário no campo Nome.</text:p>
        </text:list-item>
      </text:list>
      <text:list text:style-name="LFO13" text:continue-numbering="true">
        <text:list-item>
          <text:p text:style-name="P232">Performance: A resposta do sistema para a busca da Instituição deve ser realizada em até 1 segundo.</text:p>
        </text:list-item>
        <text:list-item>
          <text:p text:style-name="P233"><text:span text:style-name="T234">Segurança: Se<text:s/></text:span><text:span text:style-name="T235">o usuário logado no sistema não for um dos tipos existentes na<text:s/></text:span><text:span text:style-name="T236">Breve Descrição dos Atores</text:span><text:span text:style-name="T237"><text:s/>a opção “Excluir Instituição” não deve estar disponível.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style:font-name-asian="Arial" style:font-name-complex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fo:font-size="10pt" style:font-size-asian="10pt" style:font-size-complex="10pt"/>
    </style:style>
    <style:style style:name="WW_CharLFO14LVL2" style:family="text">
      <style:text-properties fo:font-size="10pt" style:font-size-asian="10pt" style:font-size-complex="10pt"/>
    </style:style>
    <style:style style:name="WW_CharLFO14LVL3" style:family="text">
      <style:text-properties style:font-name="StarSymbol" style:font-name-asian="OpenSymbol" style:font-name-complex="OpenSymbol"/>
    </style:style>
    <style:style style:name="WW_CharLFO14LVL4" style:family="text">
      <style:text-properties style:font-name="StarSymbol" style:font-name-asian="OpenSymbol" style:font-name-complex="OpenSymbol"/>
    </style:style>
    <style:style style:name="WW_CharLFO14LVL5" style:family="text">
      <style:text-properties style:font-name="StarSymbol" style:font-name-asian="OpenSymbol" style:font-name-complex="OpenSymbol"/>
    </style:style>
    <style:style style:name="WW_CharLFO14LVL6" style:family="text">
      <style:text-properties style:font-name="StarSymbol" style:font-name-asian="OpenSymbol" style:font-name-complex="OpenSymbol"/>
    </style:style>
    <style:style style:name="WW_CharLFO14LVL7" style:family="text">
      <style:text-properties style:font-name="StarSymbol" style:font-name-asian="OpenSymbol" style:font-name-complex="OpenSymbol"/>
    </style:style>
    <style:style style:name="WW_CharLFO14LVL8" style:family="text">
      <style:text-properties style:font-name="StarSymbol" style:font-name-asian="OpenSymbol" style:font-name-complex="OpenSymbol"/>
    </style:style>
    <style:style style:name="WW_CharLFO14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number text:level="1" text:style-name="WW_CharLFO14LVL1" style:num-prefix=" " style:num-suffix="." style:num-format="1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2" text:style-name="WW_CharLFO14LVL2" style:num-prefix=" " style:num-suffix=")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bullet text:level="3" text:style-name="WW_CharLFO14LVL3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tarSymbol"/>
      </text:list-level-style-bullet>
      <text:list-level-style-bullet text:level="4" text:style-name="WW_CharLFO14LVL4" text:bullet-char="•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StarSymbol"/>
      </text:list-level-style-bullet>
      <text:list-level-style-bullet text:level="5" text:style-name="WW_CharLFO14LVL5" text:bullet-char="•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tarSymbol"/>
      </text:list-level-style-bullet>
      <text:list-level-style-bullet text:level="6" text:style-name="WW_CharLFO14LVL6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tarSymbol"/>
      </text:list-level-style-bullet>
      <text:list-level-style-bullet text:level="7" text:style-name="WW_CharLFO14LVL7" text:bullet-char="•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tarSymbol"/>
      </text:list-level-style-bullet>
      <text:list-level-style-bullet text:level="8" text:style-name="WW_CharLFO14LVL8" text:bullet-char="•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tarSymbol"/>
      </text:list-level-style-bullet>
      <text:list-level-style-bullet text:level="9" text:style-name="WW_CharLFO14LVL9" text:bullet-char="•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152in" style:use-optimal-column-width="false"/>
    </style:style>
    <style:style style:name="TableColumn4" style:family="table-column">
      <style:table-column-properties style:column-width="3.8819in" style:use-optimal-column-width="false"/>
    </style:style>
    <style:style style:name="TableColumn5" style:family="table-column">
      <style:table-column-properties style:column-width="1.4861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" style:parent-style-name="Fonteparág.padrão" style:family="text">
      <style:text-properties fo:color="#4C4C4C" fo:font-size="10pt" style:font-size-asian="10pt" style:font-size-complex="10pt" fo:language="pt" fo:country="BR" style:language-asian="pt" style:country-asian="BR"/>
    </style:style>
    <style:style style:name="P9" style:parent-style-name="TableContents" style:family="paragraph">
      <style:text-properties fo:color="#4C4C4C" fo:font-size="10pt" style:font-size-asian="10pt" style:font-size-complex="10pt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P12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TableContents" style:family="paragraph">
      <style:text-properties fo:color="#4C4C4C" fo:font-size="10pt" style:font-size-asian="10pt" style:font-size-complex="10pt"/>
    </style:style>
    <style:style style:name="TableRow15" style:family="table-row">
      <style:table-row-properties style:min-row-height="0.1486in"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TableContents" style:family="paragraph">
      <style:text-properties fo:color="#4C4C4C" fo:font-size="10pt" style:font-size-asian="10pt" style:font-size-complex="10pt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1.6833in" style:use-optimal-column-width="false"/>
    </style:style>
    <style:style style:name="Table18" style:family="table">
      <style:table-properties style:width="6.07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right="0.25in"/>
      <style:text-properties fo:font-size="10pt" style:font-size-asian="10pt" style:font-size-complex="10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Textbody" style:family="paragraph">
      <style:paragraph-properties fo:margin-left="0in">
        <style:tab-stops/>
      </style:paragraph-properties>
    </style:style>
    <number:date-style style:name="N27" number:language="en" number:country="US">
      <number:year number:style="long" number:calendar="gregorian"/>
    </number:date-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 style:font-size-complex="10pt"/>
    </style:style>
    <style:style style:name="T31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TableContents"><text:span text:style-name="T8"><draw:frame draw:style-name="a0" draw:name="figura1" text:anchor-type="as-char" svg:x="0in" svg:y="0in" svg:width="0.5953in" svg:height="0.4984in" style:rel-width="scale" style:rel-height="scale"><draw:image xlink:href="media/image1.png" xlink:type="simple" xlink:show="embed" xlink:actuate="onLoad"/><svg:title/><svg:desc/></draw:frame></text:span></text:p>
              <text:p text:style-name="P9"/>
            </table:table-cell>
            <table:table-cell table:style-name="TableCell10" table:number-rows-spanned="2">
              <text:p text:style-name="P11"/>
              <text:p text:style-name="P12">Documento de Especificação de Casos de uso – CDU 07</text:p>
            </table:table-cell>
            <table:table-cell table:style-name="TableCell13">
              <text:p text:style-name="P14">Versão do Documento: 1.2</text:p>
            </table: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6">
              <text:p text:style-name="P17">Data: 02/04/14</text:p>
            </table:table-cell>
          </table:table-row>
        </table:table>
        <text:p text:style-name="Cabeçalh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Confidencial</text:p>
            </table:table-cell>
            <table:table-cell table:style-name="TableCell25">
              <text:p text:style-name="P26">ICMC-USP,<text:s/><text:date style:data-style-name="N27">2014</text:date></text:p>
            </table:table-cell>
            <table:table-cell table:style-name="TableCell28">
              <text:p text:style-name="P29"><text:span text:style-name="T30">Página<text:s/></text:span><text:span text:style-name="T31"><text:page-number text:fixed="false">4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4-10T14:22:00Z</meta:creation-date>
    <dc:date>2014-09-09T20:59:00Z</dc:date>
    <meta:template xlink:href="Normal" xlink:type="simple"/>
    <meta:editing-cycles>89</meta:editing-cycles>
    <meta:editing-duration>PT32820S</meta:editing-duration>
    <meta:document-statistic meta:page-count="5" meta:paragraph-count="18" meta:word-count="1480" meta:character-count="9454" meta:row-count="66" meta:non-whitespace-character-count="7992"/>
  </office:meta>
</office:document-meta>
</file>